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265.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65.25354330708662pt" style:use-optimal-column-width="true"/>
    </style:style>
    <style:style style:name="ACOL-10" style:family="table-column">
      <style:table-column-properties style:column-width="104.25pt" style:use-optimal-column-width="false"/>
    </style:style>
    <style:style style:name="ACOL-11" style:family="table-column">
      <style:table-column-properties style:column-width="78pt" style:use-optimal-column-width="fals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25"/>
        <table:table-column table:style-name="ACOL-0" table:number-columns-repeated="1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Ganges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108KL_ooids_slip</text:p>
          </table:table-cell>
          <table:table-cell table:style-name="ACE-2" office:value-type="float" office:value="20.667000000000002">
            <text:p>20.67</text:p>
          </table:table-cell>
          <table:table-cell table:style-name="ACE-2" office:value-type="float" office:value="89.783000000000001">
            <text:p>89.78</text:p>
          </table:table-cell>
          <table:table-cell table:style-name="ACE-0" office:value-type="float" office:value="20760">
            <text:p>20760</text:p>
          </table:table-cell>
          <table:table-cell table:style-name="ACE-0" office:value-type="float" office:value="760">
            <text:p>760</text:p>
          </table:table-cell>
          <table:table-cell table:style-name="ACE-0" office:value-type="string">
            <text:p>ooids from regressive depos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9.40000000000001">
            <text:p>−129.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WiedickeEtal1999</text:p>
          </table:table-cell>
          <table:table-cell table:style-name="ACE-0" office:value-type="string">
            <text:p>RSL based on the range of depths of the beach ridges (124-130 m), and using imCalc to calculate the paleo sea level. Ages taken from regressive sediments associated with the ridg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Ganges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108KL_mollusc_slip</text:p>
          </table:table-cell>
          <table:table-cell table:style-name="ACE-2" office:value-type="float" office:value="20.667000000000002">
            <text:p>20.67</text:p>
          </table:table-cell>
          <table:table-cell table:style-name="ACE-2" office:value-type="float" office:value="89.783000000000001">
            <text:p>89.78</text:p>
          </table:table-cell>
          <table:table-cell table:style-name="ACE-0" office:value-type="float" office:value="24870">
            <text:p>24870</text:p>
          </table:table-cell>
          <table:table-cell table:style-name="ACE-0" office:value-type="float" office:value="1320">
            <text:p>1320</text:p>
          </table:table-cell>
          <table:table-cell table:style-name="ACE-0" office:value-type="string">
            <text:p>mollusc shells (&gt; 1mm) from regressive un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9.40000000000001">
            <text:p>−129.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WiedickeEtal1999</text:p>
          </table:table-cell>
          <table:table-cell table:style-name="ACE-0" office:value-type="string">
            <text:p>RSL based on the range of depths of the beach ridges (124-130 m), and using imCalc to calculate the paleo sea level. Ages taken from regressive sediments associated with the ridg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Ganges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108KL_ooids</text:p>
          </table:table-cell>
          <table:table-cell table:style-name="ACE-2" table:formula="of:=20+36.299999999999997/60" office:value-type="float" office:value="20.605">
            <text:p>20.61</text:p>
          </table:table-cell>
          <table:table-cell table:style-name="ACE-2" table:formula="of:=89+47.600000000000001/60" office:value-type="float" office:value="89.793333333333337">
            <text:p>89.79</text:p>
          </table:table-cell>
          <table:table-cell table:style-name="ACE-0" office:value-type="float" office:value="20760">
            <text:p>20760</text:p>
          </table:table-cell>
          <table:table-cell table:style-name="ACE-0" office:value-type="float" office:value="760">
            <text:p>760</text:p>
          </table:table-cell>
          <table:table-cell table:style-name="ACE-0" office:value-type="string">
            <text:p>ooids from regressive depos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3">
            <text:p>−1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iedickeEtal1999</text:p>
          </table:table-cell>
          <table:table-cell table:style-name="ACE-0" office:value-type="string">
            <text:p>1 m error is nominal to account for depth uncertainty and core depth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Ganges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108KL_mollusc</text:p>
          </table:table-cell>
          <table:table-cell table:style-name="ACE-2" table:formula="of:=20+36.299999999999997/60" office:value-type="float" office:value="20.605">
            <text:p>20.61</text:p>
          </table:table-cell>
          <table:table-cell table:style-name="ACE-2" table:formula="of:=89+47.600000000000001/60" office:value-type="float" office:value="89.793333333333337">
            <text:p>89.79</text:p>
          </table:table-cell>
          <table:table-cell table:style-name="ACE-0" office:value-type="float" office:value="24870">
            <text:p>24870</text:p>
          </table:table-cell>
          <table:table-cell table:style-name="ACE-0" office:value-type="float" office:value="1320">
            <text:p>1320</text:p>
          </table:table-cell>
          <table:table-cell table:style-name="ACE-0" office:value-type="string">
            <text:p>mollusc shells (&gt; 1mm) from regressive un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3">
            <text:p>−1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iedickeEtal1999</text:p>
          </table:table-cell>
          <table:table-cell table:style-name="ACE-0" office:value-type="string">
            <text:p>1 m error is nominal to account for depth uncertainty and core depth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Ganges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110KL</text:p>
          </table:table-cell>
          <table:table-cell table:style-name="ACE-2" table:formula="of:=20+39.399999999999999/60" office:value-type="float" office:value="20.656666666666666">
            <text:p>20.66</text:p>
          </table:table-cell>
          <table:table-cell table:style-name="ACE-2" table:formula="of:=89+48.299999999999997/60" office:value-type="float" office:value="89.805000000000007">
            <text:p>89.81</text:p>
          </table:table-cell>
          <table:table-cell table:style-name="ACE-0" office:value-type="float" office:value="16500">
            <text:p>16500</text:p>
          </table:table-cell>
          <table:table-cell table:style-name="ACE-0" office:value-type="float" office:value="325">
            <text:p>325</text:p>
          </table:table-cell>
          <table:table-cell table:style-name="ACE-0" office:value-type="string">
            <text:p>ooitic rock from transgressive un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8">
            <text:p>−1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iedickeEtal1999</text:p>
          </table:table-cell>
          <table:table-cell table:style-name="ACE-0" office:value-type="string">
            <text:p>1 m error is nominal to account for depth uncertainty and core depth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Ganges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111SL_ooids</text:p>
          </table:table-cell>
          <table:table-cell table:style-name="ACE-2" table:formula="of:=20+41.299999999999997/60" office:value-type="float" office:value="20.688333333333333">
            <text:p>20.69</text:p>
          </table:table-cell>
          <table:table-cell table:style-name="ACE-2" table:formula="of:=89+46.600000000000001/60" office:value-type="float" office:value="89.776666666666671">
            <text:p>89.78</text:p>
          </table:table-cell>
          <table:table-cell table:style-name="ACE-0" office:value-type="float" office:value="18580">
            <text:p>18580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ooids from transgressive un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5">
            <text:p>−1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iedickeEtal1999</text:p>
          </table:table-cell>
          <table:table-cell table:style-name="ACE-0" office:value-type="string">
            <text:p>1 m error is nominal to account for depth uncertainty and core depth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Ganges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111SL_mollusc</text:p>
          </table:table-cell>
          <table:table-cell table:style-name="ACE-2" table:formula="of:=20+41.299999999999997/60" office:value-type="float" office:value="20.688333333333333">
            <text:p>20.69</text:p>
          </table:table-cell>
          <table:table-cell table:style-name="ACE-2" table:formula="of:=89+46.600000000000001/60" office:value-type="float" office:value="89.776666666666671">
            <text:p>89.78</text:p>
          </table:table-cell>
          <table:table-cell table:style-name="ACE-0" office:value-type="float" office:value="20170">
            <text:p>20170</text:p>
          </table:table-cell>
          <table:table-cell table:style-name="ACE-0" office:value-type="float" office:value="440">
            <text:p>440</text:p>
          </table:table-cell>
          <table:table-cell table:style-name="ACE-0" office:value-type="string">
            <text:p>mollusc shells (&gt;63 micrometer) from transgressive un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5">
            <text:p>−1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iedickeEtal1999</text:p>
          </table:table-cell>
          <table:table-cell table:style-name="ACE-0" office:value-type="string">
            <text:p>1 m error is nominal to account for depth uncertainty and core depth</text:p>
          </table:table-cell>
          <table:table-cell table:number-columns-repeated="239" table:style-name="ACE-0"/>
        </table:table-row>
        <table:table-row table:style-name="AROW-1" table:number-rows-repeated="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7">
          <table:table-cell table:number-columns-repeated="3" table:style-name="ACE-0"/>
          <table:table-cell table:number-columns-repeated="3" table:style-name="ACE-2"/>
          <table:table-cell table:number-columns-repeated="250" table:style-name="ACE-0"/>
        </table:table-row>
        <table:table-row table:style-name="AROW-1" table:number-rows-repeated="4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5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55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8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78">
          <table:table-cell table:number-columns-repeated="256"/>
        </table:table-row>
        <table:table-row table:style-name="AROW-0" table:number-rows-repeated="20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6" gnm:cursor-row="4">
          <gnm:selection gnm:start-col="16" gnm:start-row="4" gnm:end-col="16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10-14T03:09:5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